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Le dormeur du val</text:h>
      <text:p text:style-name="Text_20_body">C'est un trou de verdure où chante une rivière,<text:line-break/>Accrochant follement aux herbes des haillons<text:line-break/>D'argent ; où le soleil, de la montagne fière,<text:line-break/>Luit : c'est un petit val qui mousse de rayons.<text:line-break/><text:line-break/>Un soldat jeune, bouche ouverte, tête nue,<text:line-break/>Et la nuque baignant dans le frais cresson bleu,<text:line-break/>Dort ; il est étendu dans l'herbe, sous la nue,<text:line-break/>Pâle dans son lit vert où la lumière pleut.<text:line-break/><text:line-break/>Les pieds dans les glaïeuls, il dort. Souriant comme<text:line-break/>Sourirait un enfant malade, il fait un somme :<text:line-break/>Nature, berce-le chaudement : il a froid.<text:line-break/><text:line-break/>Les parfums ne font pas frissonner sa narine ;<text:line-break/>Il dort dans le soleil, la main sur sa poitrine,<text:line-break/>Tranquille. Il a deux trous rouges au côté droit.</text:p>
      <text:p text:style-name="Standard"/>
      <text:p text:style-name="Standard"/>
      <text:p text:style-name="Standard">Arthur Rimbaud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2pt" fo:language="fr" fo:country="FR" style:letter-kerning="true" style:font-name-asian="Arial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fr" fo:country="FR" style:letter-kerning="true" style:font-name-asian="Arial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fo:font-size="14pt" style:font-name-asian="Arial" style:font-family-asian="Arial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ans" fo:font-family="'DejaVu Sans'"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size-asian="12pt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" style:font-family-asian="Arial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15T17:17:37</meta:creation-date>
    <dc:date>2010-12-17T01:53:43</dc:date>
    <meta:editing-duration>PT02H40M05S</meta:editing-duration>
    <meta:editing-cycles>17</meta:editing-cycles>
    <meta:generator>LibreOffice/7.4.6.2$MacOSX_AARCH64 LibreOffice_project/5b1f5509c2decdade7fda905e3e1429a67acd63d</meta:generator>
    <dc:description>par Arthur Rimbaud</dc:description>
    <dc:title>Le dormeur du val</dc:title>
    <meta:document-statistic meta:table-count="0" meta:image-count="0" meta:object-count="0" meta:page-count="1" meta:paragraph-count="3" meta:word-count="128" meta:character-count="693" meta:non-whitespace-character-count="565"/>
  </office:meta>
</office:document-meta>
</file>